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2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11"/>
    <style:style style:name="P8" style:family="paragraph" style:parent-style-name="Text_20_body" style:list-style-name="L12"/>
    <style:style style:name="P9" style:family="paragraph" style:parent-style-name="Text_20_body" style:list-style-name="L13"/>
    <style:style style:name="P10" style:family="paragraph" style:parent-style-name="Text_20_body">
      <style:paragraph-properties fo:margin-left="2cm" fo:margin-right="0cm" fo:text-indent="0cm" style:auto-text-indent="false"/>
    </style:style>
    <style:style style:name="P11" style:family="paragraph" style:list-style-name="L9"/>
    <style:style style:name="P12" style:family="paragraph" style:list-style-name="L3"/>
    <style:style style:name="P13" style:family="paragraph" style:list-style-name="L2"/>
    <style:style style:name="P14" style:family="paragraph" style:list-style-name="L4"/>
    <style:style style:name="P15" style:family="paragraph" style:parent-style-name="Text_20_body">
      <style:paragraph-properties fo:margin-left="3cm" fo:margin-right="0cm" fo:text-indent="0cm" style:auto-text-indent="false"/>
    </style:style>
    <style:style style:name="P16" style:family="paragraph" style:list-style-name="L7"/>
    <style:style style:name="P17" style:family="paragraph" style:list-style-name="L10"/>
    <style:style style:name="P18" style:family="paragraph" style:parent-style-name="Heading_20_4" style:list-style-name="Numbering_20_1"/>
    <style:style style:name="P19" style:family="paragraph" style:parent-style-name="Heading_20_4" style:list-style-name=""/>
    <style:style style:name="P20" style:family="paragraph" style:parent-style-name="Heading_20_4" style:list-style-name="">
      <style:paragraph-properties fo:margin-left="2cm" fo:margin-right="0cm" fo:text-indent="0cm" style:auto-text-indent="false"/>
    </style:style>
    <style:style style:name="P21" style:family="paragraph" style:parent-style-name="Heading_20_4" style:list-style-name="" style:master-page-name="">
      <style:paragraph-properties style:page-number="auto" fo:break-before="auto" fo:break-after="auto"/>
    </style:style>
    <style:style style:name="P22" style:family="paragraph">
      <style:paragraph-properties fo:text-align="center" style:justify-single-word="false"/>
    </style:style>
    <style:style style:name="P23" style:family="paragraph" style:parent-style-name="Encabezado_20_3_20__2b__20_numearacion" style:list-style-name="Numbering_20_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Vista de Casos de Uso</text:h>
      <text:p text:style-name="P1"/>
      <text:h text:style-name="Heading_20_2" text:outline-level="2">Casos de uso de alto nivel</text:h>
      <text:list xml:id="list2162905214" text:style-name="Numbering_20_1">
        <text:list-item>
          <text:p text:style-name="Encabezado_20_4_20__2b__20_numeracion">Gestionar usuarios</text:p>
        </text:list-item>
        <text:list-item>
          <text:p text:style-name="Encabezado_20_4_20__2b__20_numeracion">Gestionar consultas</text:p>
        </text:list-item>
        <text:list-item>
          <text:p text:style-name="Encabezado_20_4_20__2b__20_numeracion">Consultar histórico de consultas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Brindar asistencia en línea</text:p>
        </text:list-item>
      </text:list>
      <text:h text:style-name="Heading_20_2" text:outline-level="2">Listado de casos de uso</text:h>
      <text:list xml:id="list2187540363" text:continue-list="list2162905214" text:style-name="Numbering_20_1">
        <text:list-item text:start-value="1">
          <text:p text:style-name="Encabezado_20_4_20__2b__20_numeracion">Registrar usuario</text:p>
        </text:list-item>
        <text:list-item>
          <text:p text:style-name="Encabezado_20_4_20__2b__20_numeracion">Realizar consulta diferida</text:p>
        </text:list-item>
        <text:list-item>
          <text:p text:style-name="Encabezado_20_4_20__2b__20_numeracion">Responder consulta</text:p>
        </text:list-item>
        <text:list-item>
          <text:p text:style-name="Encabezado_20_4_20__2b__20_numeracion">Confirmar cuenta de usuario</text:p>
        </text:list-item>
        <text:list-item>
          <text:p text:style-name="Encabezado_20_4_20__2b__20_numeracion">Consultar registro de trabajo</text:p>
        </text:list-item>
        <text:list-item>
          <text:p text:style-name="Encabezado_20_4_20__2b__20_numeracion">Identificarse</text:p>
        </text:list-item>
        <text:list-item>
          <text:p text:style-name="Encabezado_20_4_20__2b__20_numeracion">Ver consulta realizada</text:p>
        </text:list-item>
        <text:list-item>
          <text:p text:style-name="Encabezado_20_4_20__2b__20_numeracion">Consultar histórico</text:p>
        </text:list-item>
        <text:list-item>
          <text:p text:style-name="Encabezado_20_4_20__2b__20_numeracion">Enviar mensaje en línea</text:p>
        </text:list-item>
        <text:list-item>
          <text:p text:style-name="Encabezado_20_4_20__2b__20_numeracion">Solicitar asistencia interactiva</text:p>
        </text:list-item>
        <text:list-item>
          <text:p text:style-name="Encabezado_20_4_20__2b__20_numeracion">Aceptar solicitud de asistencia interactiva</text:p>
        </text:list-item>
      </text:list>
      <text:h text:style-name="Heading_20_2" text:outline-level="2">Diagrama de Casos de Usos</text:h>
      <text:p text:style-name="Standard"/>
      <text:h text:style-name="Heading_20_2" text:outline-level="2">Casos de Uso detallados</text:h>
      <text:list xml:id="list1342218694" text:continue-numbering="true" text:style-name="Numbering_20_1">
        <text:list-item>
          <text:list>
            <text:list-item>
              <text:list>
                <text:list-item>
                  <text:h text:style-name="Encabezado_20_3_20__2b__20_numearacion" text:outline-level="3">Registrar usuario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0" text:outline-level="4">Actor principal</text:h>
      <text:p text:style-name="Text_20_body">Usuario</text:p>
      <text:h text:style-name="P19" text:outline-level="4"><text:bookmark-start text:name="__DdeLink__760_1989129086"/><text:span text:style-name="T2">Personal</text:span> involucrado e intereses<text:bookmark-end text:name="__DdeLink__760_1989129086"/>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P19" text:outline-level="4"><text:bookmark-start text:name="__DdeLink__852_1989129086"/>Precondiciones<text:bookmark-end text:name="__DdeLink__852_1989129086"/></text:h>
      <text:p text:style-name="Text_20_body">El usuario no debe poseer una cuenta de acceso en el sistema</text:p>
      <text:h text:style-name="P19" text:outline-level="4">Postcondiciones</text:h>
      <text:p text:style-name="Text_20_body">Se agrega el usuario al sistema, en estado de espera de confirmación <text:soft-page-break/>por un operador. Se registra el alta de usuario en el sistema de estadísticas.</text:p>
      <text:h text:style-name="P19" text:outline-level="4">Escenario principal de éxito</text:h>
      <text:list xml:id="list2133373096" text:style-name="L1">
        <text:list-item>
          <text:p text:style-name="P3">El Usuario hace click sobre el botón “Registrarse” en la pantalla principal del sitio (fig 1)</text:p>
        </text:list-item>
        <text:list-item>
          <text:p text:style-name="P3">El Sistema muestra el formulario de registro <text:s/>(fig CU 1.1)</text:p>
        </text:list-item>
        <text:list-item>
          <text:p text:style-name="P3">El Usuario completa el formulario con sus datos personales</text:p>
        </text:list-item>
        <text:list-item>
          <text:p text:style-name="P3">El Usuario confirma la solicitud presionando el botón “Crear” <text:s/>(fig CU 1.1)</text:p>
        </text:list-item>
        <text:list-item>
          <text:p text:style-name="P3">El Sistema registra los datos del usuario y crea una cuenta, marcada como “Sin Confirmación”</text:p>
        </text:list-item>
        <text:list-item>
          <text:p text:style-name="P3">El Sistema muestra un mensaje indicando el estado de la cuenta</text:p>
        </text:list-item>
      </text:list>
      <text:h text:style-name="P19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list xml:id="list171671750" text:style-name="L2">
        <text:list-item>
          <text:list>
            <text:list-item>
              <text:list>
                <text:list-item>
                  <text:list>
                    <text:list-item>
                      <text:p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19" text:outline-level="4">Requisitos especiales</text:h>
      <text:list xml:id="list794710626" text:style-name="L3">
        <text:list-item>
          <text:p>El usuario debe ingresar por lo menos una dirección de e-mail válida</text:p>
        </text:list-item>
      </text:list>
      <text:h text:style-name="P19" text:outline-level="4"><text:bookmark-start text:name="__DdeLink__719_18617361171"/>Diagrama de secuencia<text:bookmark-end text:name="__DdeLink__719_18617361171"/></text:h>
      <text:h text:style-name="P19" text:outline-level="4">Interfaces de usuario</text:h>
      <text:list xml:id="list2114324957" text:continue-list="list1342218694" text:style-name="Numbering_20_1">
        <text:list-item>
          <text:list>
            <text:list-item>
              <text:list>
                <text:list-item>
                  <text:h text:style-name="Encabezado_20_3_20__2b__20_numearacion" text:outline-level="3">Realizar consulta diferida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Text_20_body">4 . <text:reference-ref text:reference-format="text" text:ref-name="req4">Error: No se encuentra la fuente de referencia</text:reference-ref></text:p>
      <text:h text:style-name="P19" text:outline-level="4">Actor Principal</text:h>
      <text:p text:style-name="Text_20_body">Usuario</text:p>
      <text:h text:style-name="P19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comprender plenamente la inquietud del usuario</text:p>
      <text:p text:style-name="Text_20_body"><text:span text:style-name="T3">Auditor:</text:span> desea poder visualizar las consultas realizadas y el estado en que se encuentran</text:p>
      <text:h text:style-name="P19" text:outline-level="4">Precondiciones</text:h>
      <text:p text:style-name="Text_20_body">El usuario tiene que estar identificado en el sistema</text:p>
      <text:h text:style-name="P19" text:outline-level="4">Postcondiciones</text:h>
      <text:p text:style-name="Text_20_body"><text:soft-page-break/>Se agrega una nueva consulta al sistema</text:p>
      <text:h text:style-name="P19" text:outline-level="4">Escenario principal de éxito</text:h>
      <text:list xml:id="list996007572" text:style-name="L4">
        <text:list-item>
          <text:p>El Usuario presiona el enlace “Nueva” en la sección “Mis consultas” (fig 1)</text:p>
        </text:list-item>
        <text:list-item>
          <text:p>El Sistema muestra el formulario para crear una nueva consulta</text:p>
        </text:list-item>
        <text:list-item>
          <text:p>El Usuario completa el formulario con su consulta</text:p>
        </text:list-item>
        <text:list-item>
          <text:p>El Usuario presiona el botón “Crear” (fig CU 2.2)</text:p>
        </text:list-item>
        <text:list-item>
          <text:p>El Sistema almacena la nueva consulta</text:p>
        </text:list-item>
        <text:list-item>
          <text:p>El Sistema muestra un mensaje de confirmación de la creación de la nueva consulta, así como los detalles de la misma</text:p>
        </text:list-item>
      </text:list>
      <text:h text:style-name="P19" text:outline-level="4">Flujos opcionales</text:h>
      <text:p text:style-name="Text_20_body">4. a) El Usuario cierra el formulario antes de presionar el botón “Crear” (fig CU 2.2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list xml:id="list463260068" text:style-name="L5">
        <text:list-item>
          <text:list>
            <text:list-item>
              <text:list>
                <text:list-item>
                  <text:list>
                    <text:list-item>
                      <text:p text:style-name="P4">El CU continua desde el paso 3</text:p>
                    </text:list-item>
                  </text:list>
                </text:list-item>
              </text:list>
            </text:list-item>
          </text:list>
        </text:list-item>
      </text:list>
      <text:h text:style-name="P19" text:outline-level="4"><text:bookmark-start text:name="__DdeLink__719_18617361172"/>Diagrama de secuencia<text:bookmark-end text:name="__DdeLink__719_18617361172"/></text:h>
      <text:h text:style-name="P19" text:outline-level="4">Interfaces de usuario</text:h>
      <text:list xml:id="list1752855869" text:continue-list="list2114324957" text:style-name="Numbering_20_1">
        <text:list-item>
          <text:list>
            <text:list-item>
              <text:list>
                <text:list-item>
                  <text:h text:style-name="Encabezado_20_3_20__2b__20_numearacion" text:outline-level="3">Responder consulta</text:h>
                  <text:list>
                    <text:list-header>
                      <text:h text:style-name="P1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4.<text:reference-ref text:reference-format="text" text:ref-name="req4">Error: No se encuentra la fuente de referencia</text:reference-ref></text:p>
      <text:h text:style-name="P19" text:outline-level="4">Actor principal</text:h>
      <text:p text:style-name="Text_20_body">Operador</text:p>
      <text:h text:style-name="P19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<text:span text:style-name="T1">Auditor:</text:span> <text:span text:style-name="T4">desea que las consultas sean respondidas a tiempo, y poder visualizar información estadística acerca de las mismas.</text:span></text:p>
      <text:h text:style-name="P19" text:outline-level="4">Precondiciones</text:h>
      <text:p text:style-name="Text_20_body">El operador está identificado en el sistema</text:p>
      <text:h text:style-name="P19" text:outline-level="4"><text:bookmark-start text:name="__DdeLink__806_1989129086"/>Postcondiciones<text:bookmark-end text:name="__DdeLink__806_1989129086"/></text:h>
      <text:p text:style-name="Text_20_body">Las consultas son respondidas en tiempo y forma</text:p>
      <text:h text:style-name="P19" text:outline-level="4">Escenario principal de éxito</text:h>
      <text:list xml:id="list1024385444" text:style-name="L6">
        <text:list-item>
          <text:p text:style-name="P5">El Operador presiona el enlace “Consultas pendientes” (fig 1)</text:p>
        </text:list-item>
        <text:list-item>
          <text:p text:style-name="P5"><text:soft-page-break/>El Sistema muestra el listado de consultas pendientes (fig CU 4.1)</text:p>
        </text:list-item>
        <text:list-item>
          <text:p text:style-name="P5">El Operador selecciona una consulta de la lista para ver el detalle</text:p>
        </text:list-item>
        <text:list-item>
          <text:p text:style-name="P5">El Sistema muestra el detalle de la consulta (fig CU 4.2)</text:p>
        </text:list-item>
        <text:list-item>
          <text:p text:style-name="P5">El Operador presiona el enlace “Nuevo mensaje” para crear un nuevo mensaje</text:p>
        </text:list-item>
        <text:list-item>
          <text:p text:style-name="P5">El Sistema muestra el formulario para crear un nuevo mensaje <text:s/>(fig CU 4.3)</text:p>
        </text:list-item>
        <text:list-item>
          <text:p text:style-name="P5">El Operador completa el formulario con los datos de la respuesta</text:p>
        </text:list-item>
        <text:list-item>
          <text:p text:style-name="P5">El Operador presiona el botón “Crear”</text:p>
        </text:list-item>
        <text:list-item>
          <text:p text:style-name="P5">El Sistema almacena el mensaje</text:p>
        </text:list-item>
        <text:list-item>
          <text:p text:style-name="P5">El Sistema muestra un mensaje de confirmación de la creación del mensaje junto con los detalles de la consulta en cuestión</text:p>
        </text:list-item>
      </text:list>
      <text:h text:style-name="P19" text:outline-level="4">Flujos opcionales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P15"><text:tab/>1. El Sistema muestra nuevamente el formulario de creación de mensajes indicando cuales son los campos erroneos</text:p>
      <text:list xml:id="list950377114" text:style-name="L7">
        <text:list-item>
          <text:list>
            <text:list-item>
              <text:list>
                <text:list-item>
                  <text:list>
                    <text:list-item>
                      <text:p>El CU continúa desde el punto 7</text:p>
                    </text:list-item>
                  </text:list>
                </text:list-item>
              </text:list>
            </text:list-item>
          </text:list>
        </text:list-item>
      </text:list>
      <text:h text:style-name="P19" text:outline-level="4"><text:bookmark-start text:name="__DdeLink__719_18617361173"/>Diagrama de secuencia<text:bookmark-end text:name="__DdeLink__719_18617361173"/></text:h>
      <text:h text:style-name="P20" text:outline-level="4">Interfaces de usuario</text:h>
      <text:list xml:id="list548834822" text:continue-list="list1752855869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firmar cuenta de usuario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Text_20_body">2. <text:reference-ref text:reference-format="text" text:ref-name="req2">Error: No se encuentra la fuente de referencia</text:reference-ref></text:p>
      <text:h text:style-name="P20" text:outline-level="4">Actor Principal</text:h>
      <text:p text:style-name="Text_20_body">Operador</text:p>
      <text:h text:style-name="P19" text:outline-level="4">Personal involucrado e intereses</text:h>
      <text:p text:style-name="Text_20_body"><text:span text:style-name="T1">Usuario:</text:span> <text:span text:style-name="T4">Desea obtener una cuenta de acceso al sistema para poder realizar una consulta</text:span></text:p>
      <text:p text:style-name="Text_20_body"><text:span text:style-name="T1">Operador:</text:span> <text:span text:style-name="T4">Busca confirmar que los datos que brindó el usuario sean válidos</text:span></text:p>
      <text:p text:style-name="Text_20_body"><text:span text:style-name="T1">Auditor:</text:span> <text:span text:style-name="T4">Desea visualizar la información estadística acerca de la creación de cuentas</text:span></text:p>
      <text:h text:style-name="P19" text:outline-level="4">Precondiciones</text:h>
      <text:p text:style-name="Text_20_body">El operador se encuentra correctamente identificado en el sistema</text:p>
      <text:h text:style-name="P19" text:outline-level="4">Postcondiciones</text:h>
      <text:p text:style-name="Text_20_body">Un usuario obtiene su cuenta de acceso al sistema</text:p>
      <text:h text:style-name="P19" text:outline-level="4"><text:soft-page-break/>Escenario principal de éxito</text:h>
      <text:list xml:id="list1946779085" text:style-name="L8">
        <text:list-item>
          <text:p text:style-name="P6">El Operador selecciona el enlace “No se que enlace” (fig 1)</text:p>
        </text:list-item>
        <text:list-item>
          <text:p text:style-name="P6">El Sistema muestra un listado de cuentas de usuario sin confirmar (fig CU 6.1)</text:p>
        </text:list-item>
        <text:list-item>
          <text:p text:style-name="P6">El Operador selecciona una cuenta para ver los detalles</text:p>
        </text:list-item>
        <text:list-item>
          <text:p text:style-name="P6">El Sistema muestra el detalle de la cuenta de usuario (fig CU 6.2)</text:p>
        </text:list-item>
        <text:list-item>
          <text:p text:style-name="P6">El Operador confirma la cuenta presionando el botón “Confirmar”</text:p>
        </text:list-item>
        <text:list-item>
          <text:p text:style-name="P6">El Sistema genera una clave aleatoria para la cuenta y envía un correo electrónico al Usuario con la contraseña asignada</text:p>
        </text:list-item>
        <text:list-item>
          <text:p text:style-name="P6">El Sistema muestra una mensaje de confirmación de la cuenta.</text:p>
        </text:list-item>
      </text:list>
      <text:h text:style-name="P19" text:outline-level="4">Flujos opcionale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P2"><text:tab/>3. El Sistema muestra un mensaje de eliminación de la cuenta</text:p>
      <text:h text:style-name="P19" text:outline-level="4"><text:bookmark-start text:name="__DdeLink__719_18617361174"/>Diagrama de secuencia<text:bookmark-end text:name="__DdeLink__719_18617361174"/></text:h>
      <text:h text:style-name="P20" text:outline-level="4">Interfaces de usuario</text:h>
      <text:list xml:id="list1064411152" text:continue-list="list548834822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registro de trabajo</text:h>
                  <text:list>
                    <text:list-header>
                      <text:h text:style-name="P1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6. <text:reference-ref text:reference-format="text" text:ref-name="req6">Error: No se encuentra la fuente de referencia</text:reference-ref></text:p>
      <text:h text:style-name="P20" text:outline-level="4">Actor principal</text:h>
      <text:p text:style-name="Text_20_body">Auditor</text:p>
      <text:h text:style-name="P19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P19" text:outline-level="4">Precondiciones</text:h>
      <text:p text:style-name="Text_20_body">El auditor debe estar identificado en el sistema</text:p>
      <text:h text:style-name="P19" text:outline-level="4">Postcondiciones</text:h>
      <text:p text:style-name="Text_20_body">El auditor obtiene la información estadística acerca del trabajo de los operadores</text:p>
      <text:h text:style-name="P19" text:outline-level="4">Escenario principal de éxito</text:h>
      <text:list xml:id="list863666058" text:style-name="L9">
        <text:list-item>
          <text:p>El Auditor presiona el enlace “No se que enlace” (fig 1)</text:p>
        </text:list-item>
        <text:list-item>
          <text:p>El Sistema muestra la lista de posibles reportes a mostrar (fig x)</text:p>
        </text:list-item>
        <text:list-item>
          <text:p>El Auditor selecciona uno de los reportes</text:p>
        </text:list-item>
        <text:list-item>
          <text:p>El Sistema muestra el reporte especificado</text:p>
        </text:list-item>
      </text:list>
      <text:h text:style-name="P19" text:outline-level="4">Flujos opcionales</text:h>
      <text:p text:style-name="Text_20_body">Ninguno</text:p>
      <text:h text:style-name="P19" text:outline-level="4"><text:bookmark-start text:name="__DdeLink__719_18617361175"/>Diagrama de secuencia<text:bookmark-end text:name="__DdeLink__719_18617361175"/></text:h>
      <text:h text:style-name="P19" text:outline-level="4">Interfaces de usuario</text:h>
      <text:list xml:id="list1359220229" text:continue-list="list1064411152" text:style-name="Numbering_20_1">
        <text:list-item>
          <text:list>
            <text:list-item>
              <text:list>
                <text:list-item>
                  <text:h text:style-name="Encabezado_20_3_20__2b__20_numearacion" text:outline-level="3"><text:soft-page-break/>Identificarse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Text_20_body">1. <text:reference-ref text:reference-format="text" text:ref-name="Requisito 1">Error: No se encuentra la fuente de referencia</text:reference-ref><text:span text:style-name="T2">I</text:span></text:p>
      <text:h text:style-name="P20" text:outline-level="4">Actores principales</text:h>
      <text:p text:style-name="Text_20_body">Usuario, Operador o Auditor</text:p>
      <text:h text:style-name="P19" text:outline-level="4">Personal involucrado e intereses</text:h>
      <text:p text:style-name="Text_20_body"><text:span text:style-name="T1">Usuario, Operador y Auditor: </text:span><text:span text:style-name="T4">desean demostrar su identidad para poder hacer uso del sistema</text:span></text:p>
      <text:p text:style-name="Text_20_body"><text:span text:style-name="T1">Organización:</text:span><text:span text:style-name="T4"> busca poder identifica a las persona que pueden hacer uso del sistema y brindad diferentes niveles de acceso según el puesto que ocupen</text:span></text:p>
      <text:h text:style-name="P19" text:outline-level="4">Precondiciones</text:h>
      <text:p text:style-name="Text_20_body">Ninguna</text:p>
      <text:h text:style-name="P19" text:outline-level="4">Postcondiciones</text:h>
      <text:p text:style-name="Text_20_body">Se identifica a la persona en el Sistema</text:p>
      <text:h text:style-name="P19" text:outline-level="4">Escenario principal de éxito</text:h>
      <text:list xml:id="list1396749559" text:style-name="L10">
        <text:list-item>
          <text:list>
            <text:list-item>
              <text:p>El Usuario, Operador o Auditor ingresa sus datos de nombre de cuenta y contraseña en el formulario de identificación y presiona el boton “Ingresar” (fig <text:s/>CU 8.1) </text:p>
            </text:list-item>
            <text:list-item>
              <text:p>El Sistema verifica que el nombre de cuenta y la contraseña sean válidos</text:p>
            </text:list-item>
            <text:list-item>
              <text:p>El Sistema muestra un mensaje de confirmación de la identificación correcta del Usuario, Operador o Auditor</text:p>
            </text:list-item>
            <text:list-item>
              <text:p>El Sistema habilita las opciones de la barra de tareas que se correspondan al nivel de acceso (fig 1)</text:p>
            </text:list-item>
          </text:list>
        </text:list-item>
      </text:list>
      <text:h text:style-name="P19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P2"><text:tab/>2. El CU continua desde el punto 1</text:p>
      <text:h text:style-name="P19" text:outline-level="4"><text:bookmark-start text:name="__DdeLink__719_18617361176"/>Diagrama de secuencia<text:bookmark-end text:name="__DdeLink__719_18617361176"/></text:h>
      <text:h text:style-name="P20" text:outline-level="4">Interfaces de usuario</text:h>
      <text:list xml:id="list1464616228" text:continue-list="list1359220229" text:style-name="Numbering_20_1">
        <text:list-item>
          <text:list>
            <text:list-item>
              <text:list>
                <text:list-item>
                  <text:h text:style-name="Encabezado_20_3_20__2b__20_numearacion" text:outline-level="3">Ver consulta realizada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Text_20_body">3. <text:reference-ref text:reference-format="text" text:ref-name="req3">Error: No se encuentra la fuente de referencia</text:reference-ref></text:p>
      <text:h text:style-name="P20" text:outline-level="4">Actor principales</text:h>
      <text:p text:style-name="Text_20_body">Usuario</text:p>
      <text:h text:style-name="P19" text:outline-level="4">Personal involucrado e intereses</text:h>
      <text:p text:style-name="Text_20_body"><text:span text:style-name="T1">Usuario:</text:span><text:span text:style-name="T4"> busca visualizar alguna consulta que ha realizado, detallando las preguntas y las respuestas</text:span></text:p>
      <text:h text:style-name="P19" text:outline-level="4">Precondiciones</text:h>
      <text:p text:style-name="Text_20_body">El usuario está identificado en el sistema</text:p>
      <text:h text:style-name="P19" text:outline-level="4"><text:soft-page-break/>Postcondiciones</text:h>
      <text:p text:style-name="Text_20_body">El Usuario visualiza alguna de las consultas que realizó</text:p>
      <text:h text:style-name="P19" text:outline-level="4">Escenario principal de éxito</text:h>
      <text:list xml:id="list1153242062" text:style-name="L11">
        <text:list-item>
          <text:p text:style-name="P7">El Usuario presiona el enlace “Mis consultas” (fig 1)</text:p>
        </text:list-item>
        <text:list-item>
          <text:p text:style-name="P7">El Sistema muestra la lista de consultas realizadas por el usuario (fig CU 9.1)</text:p>
        </text:list-item>
        <text:list-item>
          <text:p text:style-name="P7">El Usuario selecciona alguna de las consultas y presiona el mouse sobre ellas</text:p>
        </text:list-item>
        <text:list-item>
          <text:p text:style-name="P7">El Sistema muestra el detalle de la consulta (fig x)</text:p>
        </text:list-item>
      </text:list>
      <text:h text:style-name="P21" text:outline-level="4">Flujos opcionales</text:h>
      <text:p text:style-name="Text_20_body">Ninguno</text:p>
      <text:h text:style-name="P19" text:outline-level="4"><text:bookmark-start text:name="__DdeLink__719_18617361177"/>Diagrama de secuencia<text:bookmark-end text:name="__DdeLink__719_18617361177"/></text:h>
      <text:h text:style-name="P19" text:outline-level="4">Interfaces de usuario</text:h>
      <text:list xml:id="list384569669" text:continue-list="list1464616228" text:style-name="Numbering_20_1">
        <text:list-item>
          <text:list>
            <text:list-item>
              <text:list>
                <text:list-item>
                  <text:h text:style-name="Encabezado_20_3_20__2b__20_numearacion" text:outline-level="3">Consultar histórico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P2">5. <text:reference-ref text:reference-format="text" text:ref-name="req5">Error: No se encuentra la fuente de referencia</text:reference-ref></text:p>
      <text:h text:style-name="P20" text:outline-level="4">Actor principal</text:h>
      <text:p text:style-name="Text_20_body">Operador</text:p>
      <text:h text:style-name="P19" text:outline-level="4">Personal involucrado e intereses</text:h>
      <text:p text:style-name="Text_20_body"><text:span text:style-name="T1">Operador:</text:span> <text:span text:style-name="T4">quiere encontrar consultas en el histórico que estén asociadas a temas particulares</text:span></text:p>
      <text:p text:style-name="Text_20_body"><text:span text:style-name="T1">Organización:</text:span> <text:span text:style-name="T4">desea que los operadores tengan a disposición la información generada en el sistema, a modo de base de conocimientos</text:span></text:p>
      <text:h text:style-name="P19" text:outline-level="4">Precondiciones</text:h>
      <text:p text:style-name="Text_20_body">El Operador se encuentra correctamente identificado en el sistema</text:p>
      <text:h text:style-name="P19" text:outline-level="4">Postcondiciones</text:h>
      <text:p text:style-name="Text_20_body">El Operador obtiene una respuesta a la consulta realizada sobre el histórico</text:p>
      <text:h text:style-name="P19" text:outline-level="4">Escenario principal de éxito</text:h>
      <text:list xml:id="list1446969370" text:style-name="L12">
        <text:list-item>
          <text:p text:style-name="P8">El Operador presiona el enlace “Consultar Información” (fig 1)</text:p>
        </text:list-item>
        <text:list-item>
          <text:p text:style-name="P8">El Sistema muestra el formulario de busqueda (fig x)</text:p>
        </text:list-item>
        <text:list-item>
          <text:p text:style-name="P8">El Operador completa el formulario y presiona el botón “Buscar”</text:p>
        </text:list-item>
        <text:list-item>
          <text:p text:style-name="P8">El Sistema muestra el resultado obtenido a partir de la consulta</text:p>
        </text:list-item>
        <text:list-item>
          <text:p text:style-name="P8">El Operador selecciona alguno de las consultas obtenidas como resultados y presiona sobre ella</text:p>
        </text:list-item>
        <text:list-item>
          <text:p text:style-name="P8">El Sistema muestra el detalle de la consulta (fig x)</text:p>
        </text:list-item>
      </text:list>
      <text:h text:style-name="P19" text:outline-level="4">Flujos opcionales</text:h>
      <text:p text:style-name="Text_20_body">3. a) Los datos ingresados para la consulta son inválidos</text:p>
      <text:p text:style-name="Text_20_body"><text:tab/>1. El Sistema muestra nuevamente el formulario de búsqueda, indicado los errores detectados</text:p>
      <text:p text:style-name="P2"><text:tab/>2. El CU continúa desde el punto 2</text:p>
      <text:h text:style-name="P20" text:outline-level="4"><text:soft-page-break/>Requisitos especiales</text:h>
      <text:list xml:id="list1674943552" text:style-name="L13">
        <text:list-item>
          <text:p text:style-name="P9">Los resultados deben presentarse bajo diferentes criterios de orden</text:p>
        </text:list-item>
        <text:list-item>
          <text:p text:style-name="P9">Resultados paginados. Cada usuario puede definir la cantidad de resultados por página y esto debe mantenerse en la sesión</text:p>
        </text:list-item>
      </text:list>
      <text:h text:style-name="P19" text:outline-level="4"><text:bookmark-start text:name="__DdeLink__719_18617361178"/>Diagrama de secuencia<text:bookmark-end text:name="__DdeLink__719_18617361178"/></text:h>
      <text:h text:style-name="P19" text:outline-level="4">Interfaces de usuario</text:h>
      <text:list xml:id="list1948770391" text:continue-list="list384569669" text:style-name="Numbering_20_1">
        <text:list-item>
          <text:list>
            <text:list-item>
              <text:list>
                <text:list-item>
                  <text:h text:style-name="Encabezado_20_3_20__2b__20_numearacion" text:outline-level="3">Enviar mensaje en línea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0" text:outline-level="4">Actores principales</text:h>
      <text:p text:style-name="Text_20_body">Usuario, Operador</text:p>
      <text:h text:style-name="P19" text:outline-level="4">Personal involucrado e intereses</text:h>
      <text:p text:style-name="Text_20_body"><text:span text:style-name="T1">Operador:</text:span> <text:span text:style-name="T4">desea responder a las consultas que el usuario está realizando en vivo en el canal privado de comunicación</text:span></text:p>
      <text:p text:style-name="Text_20_body"><text:span text:style-name="T1">Usuario:</text:span><text:span text:style-name="T4"> quiere plantear su duda enviando un mensaje en vivo a un operador en un canal privado de comunicación entre ambos</text:span></text:p>
      <text:p text:style-name="Text_20_body"><text:span text:style-name="T1">Organización:</text:span> <text:span text:style-name="T4">desea que los operadores y los usuarios puedan enviar mensajes en un canal privado de comunicación</text:span></text:p>
      <text:h text:style-name="P19" text:outline-level="4">Precondiciones</text:h>
      <text:p text:style-name="Text_20_body">El usuario ha hecho una solicitud de asistencia interactiva</text:p>
      <text:p text:style-name="Text_20_body">El operador ha aceptado la solicitud de asistencia interactiva del usuario</text:p>
      <text:h text:style-name="P19" text:outline-level="4">Postcondiciones</text:h>
      <text:p text:style-name="Text_20_body">Un mensaje es recibido por la otra parte de la comunicación en el canal privado.</text:p>
      <text:h text:style-name="P19" text:outline-level="4">Escenario principal de éxito</text:h>
      <text:list xml:id="list2037975592" text:continue-list="list1446969370" text:style-name="L12">
        <text:list-item text:start-value="1">
          <text:p text:style-name="P8">El Actor escribe un mensaje en el campo de ingreso de texto (fig x)</text:p>
        </text:list-item>
        <text:list-item>
          <text:p text:style-name="P8">El Actor presiona el botón “Enviar” (fig x) o presiona la tecla Intro</text:p>
        </text:list-item>
        <text:list-item>
          <text:p text:style-name="P8">El Sistema envía el mensaje hacia la otra parte de la conversación</text:p>
        </text:list-item>
        <text:list-item>
          <text:p text:style-name="P8">El Sistema muestra el mensaje enviado en el área de conversación</text:p>
        </text:list-item>
      </text:list>
      <text:h text:style-name="P19" text:outline-level="4">Flujos opcionales</text:h>
      <text:p text:style-name="Text_20_body">3. a) No se puede completar el envío del mensaje a la otra parte de la conversación</text:p>
      <text:p text:style-name="Text_20_body"><text:tab/>1. El Sistema muestra un error indicando la falla en el envío del mensaje en el área de conversación</text:p>
      <text:p text:style-name="P2"><text:tab/>2. El CU continúa desde el punto 1</text:p>
      <text:h text:style-name="P20" text:outline-level="4">Diagrama de secuencia</text:h>
      <text:h text:style-name="P19" text:outline-level="4"><text:bookmark-start text:name="__DdeLink__795_1154337356"/>Interfaces de usuario<text:bookmark-end text:name="__DdeLink__795_1154337356"/></text:h>
      <text:list xml:id="list1645981431" text:continue-list="list1948770391" text:style-name="Numbering_20_1">
        <text:list-item>
          <text:list>
            <text:list-item>
              <text:list>
                <text:list-item>
                  <text:h text:style-name="P23" text:outline-level="3">Solicitar asistencia interactiva</text:h>
                </text:list-item>
              </text:list>
            </text:list-item>
          </text:list>
        </text:list-item>
      </text:list>
      <text:h text:style-name="P19" text:outline-level="4">Requisitos asociados</text:h>
      <text:p text:style-name="Text_20_body">5. <text:reference-ref text:reference-format="text" text:ref-name="req4">Error: No se encuentra la fuente de referencia</text:reference-ref></text:p>
      <text:h text:style-name="P20" text:outline-level="4"><text:soft-page-break/>Actor principal</text:h>
      <text:p text:style-name="Text_20_body">Usuario</text:p>
      <text:h text:style-name="P19" text:outline-level="4">Personal involucrado e intereses</text:h>
      <text:p text:style-name="Text_20_body"><text:span text:style-name="T1">Usuario:</text:span><text:span text:style-name="T4"> quiere establecer una comunicación interactiva con alguien que pueda responder sus dudas en un canal privado de comunicación.</text:span></text:p>
      <text:p text:style-name="Text_20_body"><text:span text:style-name="T1">Organización:</text:span> <text:span text:style-name="T4">desea que los usuarios puedan recibir asistencia interactiva en un canal privado de comunicación</text:span></text:p>
      <text:h text:style-name="P19" text:outline-level="4">Precondiciones</text:h>
      <text:p text:style-name="Text_20_body">El Usuario se encuentra correctamente identificado en el sistema.</text:p>
      <text:h text:style-name="P19" text:outline-level="4">Postcondiciones</text:h>
      <text:p text:style-name="Text_20_body">El Sistema muestra al usuario una ventana para establecer una comunicación interactiva, en estado de espera por un Operador. </text:p>
      <text:h text:style-name="P19" text:outline-level="4">Escenario principal de éxito</text:h>
      <text:list xml:id="list167328875" text:continue-list="list2037975592" text:style-name="L12">
        <text:list-item text:start-value="1">
          <text:p text:style-name="P8">El Usuario presiona el enlace “Asistencia en línea” en el menú principal (fig x).</text:p>
        </text:list-item>
        <text:list-item>
          <text:p text:style-name="P8">El <text:span text:style-name="T5">S</text:span>istema muestra un formulario para ingresar el motivo de la consulta (fig x).</text:p>
        </text:list-item>
        <text:list-item>
          <text:p text:style-name="P8">El Usuario completa el formulario y presiona el botón “Aceptar”</text:p>
        </text:list-item>
        <text:list-item>
          <text:p text:style-name="P8">El Sistema registra la solicitud de asistencia interactiva</text:p>
        </text:list-item>
        <text:list-item>
          <text:p text:style-name="P8">El sistema muestra la ventana de asistencia interactiva, indicando que está en espera por un operador (fig x).</text:p>
        </text:list-item>
      </text:list>
      <text:h text:style-name="P19" text:outline-level="4"><text:bookmark-start text:name="__DdeLink__754_1284912754"/>Flujos opcionales</text:h>
      <text:p text:style-name="Text_20_body">Ninguno<text:bookmark-end text:name="__DdeLink__754_1284912754"/></text:p>
      <text:h text:style-name="P19" text:outline-level="4"><text:bookmark-start text:name="__DdeLink__734_1861736117"/><text:bookmark-start text:name="__DdeLink__719_18617361179"/>Diagrama de secuencia<text:bookmark-end text:name="__DdeLink__734_1861736117"/><text:bookmark-end text:name="__DdeLink__719_18617361179"/></text:h>
      <text:h text:style-name="P19" text:outline-level="4">Interfaces de usuario</text:h>
      <text:list xml:id="list1955971375" text:continue-list="list1645981431" text:style-name="Numbering_20_1">
        <text:list-item>
          <text:list>
            <text:list-item>
              <text:list>
                <text:list-item>
                  <text:h text:style-name="P23" text:outline-level="3">Aceptar solicitud de asistencia interactiva</text:h>
                  <text:list>
                    <text:list-header>
                      <text:h text:style-name="P18" text:outline-level="4">Requisitos asociados</text:h>
                    </text:list-header>
                  </text:list>
                </text:list-item>
              </text:list>
            </text:list-item>
          </text:list>
        </text:list-item>
      </text:list>
      <text:p text:style-name="Text_20_body">5. <text:reference-ref text:reference-format="text" text:ref-name="req4">Error: No se encuentra la fuente de referencia</text:reference-ref></text:p>
      <text:h text:style-name="P20" text:outline-level="4">Actor principal</text:h>
      <text:p text:style-name="Text_20_body">Operador<text:tab/></text:p>
      <text:h text:style-name="P19" text:outline-level="4">Personal involucrado e intereses</text:h>
      <text:p text:style-name="Text_20_body"><text:span text:style-name="T1">Operador:</text:span><text:span text:style-name="T4"> desea brindar soporte en línea a los usuarios que están esperado </text:span><text:span text:style-name="T4">por ello.</text:span></text:p>
      <text:p text:style-name="Text_20_body"><text:span text:style-name="T1">Organización:</text:span> quiere que los usuarios que precisan asistencia interactiva la reciban rápidamente y de manera eficiente<text:span text:style-name="T4">.</text:span></text:p>
      <text:h text:style-name="P19" text:outline-level="4">Precondiciones</text:h>
      <text:p text:style-name="Text_20_body">El Operador se encuentra correctamente identificado en el sistema.</text:p>
      <text:h text:style-name="P19" text:outline-level="4">Postcondiciones</text:h>
      <text:p text:style-name="Text_20_body">El Sistema muestra la ventana de asistencia interactiva al operador</text:p>
      <text:h text:style-name="P19" text:outline-level="4">Escenario principal de éxito</text:h>
      <text:list xml:id="list397977439" text:continue-list="list167328875" text:style-name="L12">
        <text:list-item text:start-value="1">
          <text:p text:style-name="P8">El Operador presiona el enlace “Solicitudes de asistencia interactiva” en el menú principal (fig x).</text:p>
        </text:list-item>
        <text:list-item>
          <text:p text:style-name="P8"><text:soft-page-break/>El <text:span text:style-name="T5">S</text:span>istema muestra la lista de usuarios esperando por asistencia y la razón de sus consultas ordenada por fecha/hora de solicitud.</text:p>
        </text:list-item>
        <text:list-item>
          <text:p text:style-name="P8">El Operador presiona sobre alguno de los elementos de la lista</text:p>
        </text:list-item>
        <text:list-item>
          <text:p text:style-name="P8">El Sistema muestra la ventana de asistencia interactiva</text:p>
        </text:list-item>
      </text:list>
      <text:h text:style-name="P19" text:outline-level="4"><text:bookmark-start text:name="__DdeLink__756_1284912754"/>Flujos opcionales<text:bookmark-end text:name="__DdeLink__756_1284912754"/></text:h>
      <text:p text:style-name="Text_20_body">Ninguno</text:p>
      <text:h text:style-name="P19" text:outline-level="4"><text:bookmark-start text:name="__DdeLink__723_1861736117"/><text:bookmark-start text:name="__DdeLink__719_1861736117"/>Diagrama de secuencia<text:bookmark-end text:name="__DdeLink__719_1861736117"/></text:h>
      <text:h text:style-name="P19" text:outline-level="4"><text:bookmark-start text:name="__DdeLink__717_1861736117"/>Interfaces de usuario<text:bookmark-end text:name="__DdeLink__723_1861736117"/><text:bookmark-end text:name="__DdeLink__717_186173611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A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3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left="0.499cm" fo:margin-right="0cm" fo:text-indent="0cm" style:auto-text-indent="false" style:page-number="auto" fo:background-color="transparent">
        <style:tab-stops/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auto-update="true" style:default-outline-level="4" style:class="text" style:master-page-name="">
      <style:paragraph-properties fo:margin-left="2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do_20_3_20__2b__20_numearacion" style:display-name="Encabezado 3 + numearacion" style:family="paragraph" style:parent-style-name="Heading_20_3" style:default-outline-level="3" style:list-style-name="Numbering_20_1" style:class="text" style:master-page-name="">
      <style:paragraph-properties style:page-number="auto"/>
    </style:style>
    <style:style style:name="Encabezado_20_4_20__2b__20_numeracion" style:display-name="Encabezado 4 + numeracion" style:family="paragraph" style:parent-style-name="Heading_20_4" style:default-outline-level="" style:list-style-name="Numbering_20_1" style:master-page-name="">
      <style:paragraph-properties fo:margin-left="2cm" fo:margin-right="0cm" fo:text-indent="-0.499cm" style:auto-text-indent="false" style:page-number="auto">
        <style:tab-stops>
          <style:tab-stop style:position="1cm"/>
        </style:tab-stops>
      </style:paragraph-properties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dc:date>2011-04-14T21:18:12</dc:date>
    <meta:editing-duration>PT6H34M19S</meta:editing-duration>
    <meta:editing-cycles>68</meta:editing-cycles>
    <meta:document-statistic meta:table-count="0" meta:image-count="0" meta:object-count="0" meta:page-count="10" meta:paragraph-count="300" meta:word-count="2343" meta:character-count="14335"/>
  </office:meta>
</office:document-meta>
</file>